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95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2.18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96pt" style:font-size-asian="96pt" style:font-size-complex="96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6pt" style:font-size-asian="96pt" style:font-size-complex="9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27cm" svg:y="5.08cm" presentation:class="title" presentation:user-transformed="true">
          <draw:text-box>
            <text:p><text:span text:style-name="T1">Controlling Modulars with SuperCollider</text:span></text:p>
          </draw:text-box>
        </draw:frame>
        <draw:frame draw:style-name="gr1" draw:text-style-name="P2" draw:layer="layout" svg:width="8.795cm" svg:height="0.962cm" svg:x="3.81cm" svg:y="14.986cm">
          <draw:text-box>
            <text:p>Presenter: Jason E Anderson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1">Why?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uperCollider is free</text:p>
              </text:list-item>
              <text:list-item>
                <text:p>SC is the best sequencer</text:p>
              </text:list-item>
              <text:list-item>
                <text:p>SC can extend your existing setup</text:p>
              </text:list-item>
              <text:list-item>
                <text:p>Hybrid system: Digital control, analog sound</text:p>
              </text:list-item>
              <text:list-item>
                <text:p>DC signals for pitch and envelops</text:p>
              </text:list-item>
              <text:list-item>
                <text:p>Modulators</text:p>
              </text:list-item>
              <text:list-item>
                <text:p>New waveform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Some artists controlling modulars w/ computer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Greg Davis</text:p>
              </text:list-item>
              <text:list-item>
                <text:p>Chris Madak</text:p>
              </text:list-item>
              <text:list-item>
                <text:p>Ben Vida</text:p>
              </text:list-item>
              <text:list-item>
                <text:p>Roc Jimenez de Cisneros (EVOL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1">Is this still Modular Music?</text:span></text:p>
          </draw:text-box>
        </draw:frame>
        <draw:frame presentation:style-name="pr4" draw:text-style-name="P5" draw:layer="layout" svg:width="25.199cm" svg:height="13.859cm" svg:x="1.4cm" svg:y="4.914cm" presentation:class="outline">
          <draw:text-box>
            <text:list text:style-name="L2">
              <text:list-header>
                <text:p text:style-name="P4"><text:span text:style-name="T2"/></text:p>
                <text:p text:style-name="P4"><text:span text:style-name="T2">?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1">Setup Requirements 1/3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DC coupled audio interface</text:span></text:p>
                <text:list>
                  <text:list-item>
                    <text:p>Motu 828 mkII or Motu 828 mkI</text:p>
                  </text:list-item>
                </text:list>
              </text:list-item>
              <text:list-item>
                <text:p><text:span text:style-name="T3">Specialized module</text:span></text:p>
                <text:list>
                  <text:list-item>
                    <text:p>Expert Sleepers modules (I have an ES3)</text:p>
                  </text:list-item>
                </text:list>
              </text:list-item>
              <text:list-item>
                <text:p><text:span text:style-name="T3">DIY</text:span></text:p>
                <text:list>
                  <text:list-item>
                    <text:p>Microcontrollers!!!</text:p>
                    <text:list>
                      <text:list-item>
                        <text:p>Bela/Beaglebone black, Teensy/Arduin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1">Setup Requirements 2/3</text:span></text:p>
          </draw:text-box>
        </draw:frame>
        <draw:frame presentation:style-name="pr4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Multimeter</text:span></text:p>
                <text:list>
                  <text:list-item>
                    <text:p><text:span text:style-name="T4">Cheap is fine but needs to read voltages to 0.001V minimum if you want to generate accurate pitch</text:span></text:p>
                  </text:list-item>
                </text:list>
              </text:list-item>
              <text:list-item>
                <text:p><text:span text:style-name="T3">1/4” plug (TS)</text:span></text:p>
              </text:list-item>
              <text:list-item>
                <text:p><text:span text:style-name="T3">'Floating' ring cables (w/ DC-coupled audio io)</text:span></text:p>
                <text:list>
                  <text:list-item>
                    <text:p><text:span text:style-name="T5">TRS cables w/ ring disconnected</text:span></text:p>
                  </text:list-item>
                </text:list>
              </text:list-item>
              <text:list-item>
                <text:p><text:span text:style-name="T3">USB&gt;ADAT (USBstreamer w/ ES3 works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1">Setup Requirements 3/3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mputer (or RPI3!)</text:p>
              </text:list-item>
              <text:list-item>
                <text:p><text:s/>SuperCollider</text:p>
                <text:list>
                  <text:list-item>
                    <text:p>Free</text:p>
                  </text:list-item>
                  <text:list-item>
                    <text:p>Cross Platform</text:p>
                  </text:list-item>
                </text:list>
              </text:list-item>
              <text:list-item>
                <text:p>Modular or Synth capable of control via CV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Favorite SC Resources</text:span></text:p>
          </draw:text-box>
        </draw:frame>
        <draw:frame presentation:style-name="pr4" draw:text-style-name="P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A Gentle Introduction to SuperCollider, Bruno Ruviaro</text:span></text:p>
              </text:list-item>
              <text:list-item>
                <text:p><text:span text:style-name="T4">howto_co34pt_liveCode, a guide on how to live code in SuperCollider, co34pt/Sean Cotterill</text:span></text:p>
              </text:list-item>
              <text:list-item>
                <text:p><text:span text:style-name="T4">Scoring Sound, Thor Magnusson</text:span></text:p>
              </text:list-item>
              <text:list-item>
                <text:p><text:span text:style-name="T4">Introduction to SuperCollider (video) Notam 2019, Mads Kjeldgaard</text:span></text:p>
              </text:list-item>
              <text:list-item>
                <text:p><text:span text:style-name="T4">SuperCollider Tutorials on YouTube, Eli Fieldsteel</text:span></text:p>
              </text:list-item>
              <text:list-item>
                <text:p><text:span text:style-name="T4">The SuperCollider Book, MIT Press</text:span></text:p>
              </text:list-item>
              <text:list-item>
                <text:p><text:span text:style-name="T4">Introduction to SuperCollider, Andrea Vall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1">Where to get SC help?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<text:a xlink:href="http://doc.sccode.org/" xlink:type="simple">http://doc.sccode.org/</text:a></text:span></text:p>
              </text:list-item>
              <text:list-item>
                <text:p><text:span text:style-name="T6"><text:a xlink:href="https://scsynth.org/" xlink:type="simple">https://scsynth.org/</text:a></text:span></text:p>
              </text:list-item>
              <text:list-item>
                <text:p><text:span text:style-name="T6">https://www.listarc.bham.ac.uk/lists/sc-users/</text:span></text:p>
              </text:list-item>
              <text:list-item>
                <text:p><text:span text:style-name="T6"><text:a xlink:href="https://github.com/madskjeldgaard/awesome-supercollider" xlink:type="simple">https://github.com/madskjeldgaard/awesome-supercollider</text:a></text:span></text:p>
              </text:list-item>
              <text:list-item>
                <text:p><text:span text:style-name="T6">https://www.facebook.com/groups/supercollider/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1">Language &lt;&gt; Server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DE (integrated development environment)</text:p>
              </text:list-item>
              <text:list-item>
                <text:p>Language side of SC: defining what you want to do and controlling it</text:p>
              </text:list-item>
              <text:list-item>
                <text:p>Server side of SC: running your code, audio generated</text:p>
              </text:list-item>
              <text:list-item>
                <text:p>Language/Server model allows you to send to servers on other computers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(I like) SynthDefs &amp; Synth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ynthDef is defining a synth and how you want to control it</text:p>
              </text:list-item>
              <text:list-item>
                <text:p>Synth is the process of creating it</text:p>
              </text:list-item>
              <text:list-item>
                <text:p><text:span text:style-name="T7">Some recommended practices like this: https://www.madskjeldgaard.dk/supercollider-tutorial-mass-producing-synthdefs/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1">Calibration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C send -1 to 1 out</text:p>
              </text:list-item>
              <text:list-item>
                <text:p>Modular usually 1V per Octave spec</text:p>
              </text:list-item>
              <text:list-item>
                <text:p>Send -1, send +1 to measure output voltage with multimeter</text:p>
              </text:list-item>
              <text:list-item>
                <text:p>Apply offsets?</text:p>
              </text:list-item>
              <text:list-item>
                <text:p>Figure out calibration</text:p>
                <text:list>
                  <text:list-item>
                    <text:p>10V, you want 10 octaves? multiply pitch by 0.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1">SC example file for Modular Control (and these slides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p/>
            <text:p/>
            <text:list text:style-name="L2">
              <text:list-item>
                <text:p>https://github.com/adadu/ctrlModularsSC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Related Project</text:span>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a xlink:href="https://prynth.github.io/" xlink:type="simple">https://prynth.github.io/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7T11:30:06</meta:creation-date>
    <meta:editing-duration>PT2H58M35S</meta:editing-duration>
    <meta:editing-cycles>19</meta:editing-cycles>
    <dc:date>2019-09-09T14:02:00.209773439</dc:date>
    <meta:generator>LibreOffice/6.1.4.2$MacOSX_X86_64 LibreOffice_project/9d0f32d1f0b509096fd65e0d4bec26ddd1938fd3</meta:generator>
    <meta:document-statistic meta:object-count="77"/>
  </office:meta>
</office:document-meta>
</file>